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officeooo:rsid="0000117a" officeooo:paragraph-rsid="0000117a"/>
    </style:style>
    <style:style style:name="P2" style:family="paragraph" style:parent-style-name="Standard">
      <style:paragraph-properties fo:text-align="start" style:justify-single-word="false"/>
      <style:text-properties style:font-name="Times New Roman" officeooo:rsid="0002426f" officeooo:paragraph-rsid="0002426f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1pt" officeooo:rsid="0002426f" officeooo:paragraph-rsid="0002426f" style:font-size-asian="11pt" style:font-size-complex="11pt"/>
    </style:style>
    <style:style style:name="P4" style:family="paragraph" style:parent-style-name="Standard">
      <style:paragraph-properties fo:line-height="100%" fo:text-align="start" style:justify-single-word="false"/>
      <style:text-properties style:font-name="Times New Roman" fo:font-size="11pt" officeooo:rsid="0002426f" officeooo:paragraph-rsid="0002426f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1pt" officeooo:paragraph-rsid="0002ef84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1pt" officeooo:rsid="00047d66" officeooo:paragraph-rsid="0002426f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1pt" officeooo:rsid="00047d66" officeooo:paragraph-rsid="00047d66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1pt" fo:font-weight="bold" officeooo:rsid="0002426f" officeooo:paragraph-rsid="0002426f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1pt" fo:font-weight="bold" officeooo:rsid="00065123" officeooo:paragraph-rsid="00065123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1pt" fo:font-weight="bold" officeooo:rsid="0008b73e" officeooo:paragraph-rsid="0008b73e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0117a" officeooo:paragraph-rsid="0000117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1pt" officeooo:paragraph-rsid="0002426f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1pt" fo:font-weight="bold" officeooo:rsid="0008b73e" officeooo:paragraph-rsid="0008b73e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officeooo:paragraph-rsid="0002ef84"/>
    </style:style>
    <style:style style:name="P15" style:family="paragraph" style:parent-style-name="Standard">
      <style:paragraph-properties fo:text-align="start" style:justify-single-word="false"/>
      <style:text-properties style:font-name="Times New Roman" officeooo:rsid="00047d66" officeooo:paragraph-rsid="0002426f"/>
    </style:style>
    <style:style style:name="P16" style:family="paragraph" style:parent-style-name="Standard">
      <style:paragraph-properties fo:text-align="start" style:justify-single-word="false"/>
      <style:text-properties officeooo:rsid="00065123" officeooo:paragraph-rsid="00148708"/>
    </style:style>
    <style:style style:name="P17" style:family="paragraph" style:parent-style-name="Standard">
      <style:paragraph-properties fo:text-align="start" style:justify-single-word="false"/>
      <style:text-properties officeooo:rsid="00065123" officeooo:paragraph-rsid="001943e9"/>
    </style:style>
    <style:style style:name="P18" style:family="paragraph" style:parent-style-name="Standard">
      <style:paragraph-properties fo:text-align="start" style:justify-single-word="false"/>
      <style:text-properties officeooo:rsid="00065123" officeooo:paragraph-rsid="0020a32a"/>
    </style:style>
    <style:style style:name="P1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7ece1" officeooo:paragraph-rsid="0017ece1"/>
    </style:style>
    <style:style style:name="P20" style:family="paragraph" style:parent-style-name="Standard" style:list-style-name="L9">
      <style:paragraph-properties fo:margin-left="0.4925in" fo:margin-right="0in" fo:text-align="start" style:justify-single-word="false" fo:text-indent="0in" style:auto-text-indent="false"/>
      <style:text-properties officeooo:rsid="0017ece1" officeooo:paragraph-rsid="0017ece1"/>
    </style:style>
    <style:style style:name="P21" style:family="paragraph" style:parent-style-name="Standard" style:list-style-name="L9">
      <style:paragraph-properties fo:margin-left="0.4925in" fo:margin-right="0in" fo:text-align="start" style:justify-single-word="false" fo:text-indent="0in" style:auto-text-indent="false"/>
      <style:text-properties officeooo:rsid="0017ece1" officeooo:paragraph-rsid="001943e9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7ece1" officeooo:paragraph-rsid="001943e9"/>
    </style:style>
    <style:style style:name="P23" style:family="paragraph" style:parent-style-name="Standard">
      <style:paragraph-properties fo:margin-left="0.4925in" fo:margin-right="0in" fo:line-height="100%" fo:text-align="start" style:justify-single-word="false" fo:text-indent="0in" style:auto-text-indent="false"/>
      <style:text-properties style:font-name="Times New Roman" fo:font-size="11pt" fo:font-weight="normal" officeooo:rsid="0017ece1" officeooo:paragraph-rsid="001943e9" style:font-size-asian="11pt" style:font-weight-asian="normal" style:font-size-complex="11pt" style:font-weight-complex="normal"/>
    </style:style>
    <style:style style:name="P24" style:family="paragraph" style:parent-style-name="Standard" style:list-style-name="L9">
      <style:paragraph-properties fo:margin-left="0.4925in" fo:margin-right="0in" fo:line-height="100%" fo:text-align="start" style:justify-single-word="false" fo:text-indent="0in" style:auto-text-indent="false"/>
      <style:text-properties style:font-name="Times New Roman" fo:font-size="11pt" fo:font-weight="normal" officeooo:rsid="0017ece1" officeooo:paragraph-rsid="001ef9c2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Times New Roman" fo:font-size="11pt" fo:font-weight="normal" officeooo:rsid="0017ece1" officeooo:paragraph-rsid="0020a4c0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c0d30" officeooo:paragraph-rsid="0020a32a"/>
    </style:style>
    <style:style style:name="P2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20a4c0"/>
    </style:style>
    <style:style style:name="P28" style:family="paragraph" style:parent-style-name="Standard" style:list-style-name="L9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7ece1" officeooo:paragraph-rsid="0020a4c0" style:font-size-asian="11pt" style:font-style-asian="normal" style:font-weight-asian="normal" style:font-size-complex="11pt" style:font-weight-complex="normal" style:text-emphasize="none"/>
    </style:style>
    <style:style style:name="P2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Times New Roman" fo:font-size="11pt" fo:font-weight="normal" officeooo:rsid="0017ece1" officeooo:paragraph-rsid="001943e9" style:font-size-asian="11pt" style:font-weight-asian="normal" style:font-size-complex="11pt" style:font-weight-complex="normal"/>
    </style:style>
    <style:style style:name="P30" style:family="paragraph" style:parent-style-name="Standard" style:list-style-name="L9">
      <style:paragraph-properties fo:margin-left="0in" fo:margin-right="0in" fo:line-height="100%" fo:text-align="start" style:justify-single-word="false" fo:text-indent="0in" style:auto-text-indent="false"/>
      <style:text-properties style:font-name="Times New Roman" fo:font-size="11pt" fo:font-weight="normal" officeooo:rsid="0017ece1" officeooo:paragraph-rsid="001ef9c2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Times New Roman" fo:font-size="11pt" fo:font-weight="normal" officeooo:rsid="001943e9" officeooo:paragraph-rsid="001943e9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Times New Roman" fo:font-size="11pt" fo:font-weight="normal" officeooo:rsid="001943e9" officeooo:paragraph-rsid="001ef9c2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Times New Roman" fo:font-size="11pt" fo:font-weight="bold" officeooo:rsid="001943e9" officeooo:paragraph-rsid="001943e9" style:font-size-asian="11pt" style:font-weight-asian="bold" style:font-size-complex="11pt" style:font-weight-complex="bold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c0d30" officeooo:paragraph-rsid="0020a4c0"/>
    </style:style>
    <style:style style:name="P35" style:family="paragraph" style:parent-style-name="Text_20_body">
      <style:paragraph-properties fo:line-height="100%"/>
      <style:text-properties style:font-name="Times New Roman" fo:font-size="11pt" fo:font-weight="normal" officeooo:rsid="00168c06" officeooo:paragraph-rsid="00168c06" style:font-size-asian="11pt" style:font-weight-asian="normal" style:font-size-complex="11pt" style:font-weight-complex="normal"/>
    </style:style>
    <style:style style:name="P36" style:family="paragraph" style:parent-style-name="Text_20_body">
      <style:paragraph-properties fo:line-height="100%"/>
      <style:text-properties style:font-name="Times New Roman" fo:font-size="11pt" fo:font-weight="normal" officeooo:rsid="0016497a" style:font-size-asian="11pt" style:font-weight-asian="normal" style:font-size-complex="11pt" style:font-weight-complex="normal"/>
    </style:style>
    <style:style style:name="P37" style:family="paragraph" style:parent-style-name="Text_20_body">
      <style:paragraph-properties fo:line-height="100%"/>
      <style:text-properties style:font-name="Times New Roman" fo:font-size="11pt" fo:font-weight="bold" officeooo:rsid="0017ece1" officeooo:paragraph-rsid="0017ece1" style:font-size-asian="11pt" style:font-weight-asian="bold" style:font-size-complex="11pt" style:font-weight-complex="bold"/>
    </style:style>
    <style:style style:name="T1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2" style:family="text">
      <style:text-properties style:font-name="Times New Roman" fo:font-size="11pt" fo:font-weight="normal" officeooo:rsid="00148708" style:font-size-asian="11pt" style:font-weight-asian="normal" style:font-size-complex="11pt" style:font-weight-complex="normal"/>
    </style:style>
    <style:style style:name="T3" style:family="text">
      <style:text-properties style:font-name="Times New Roman" fo:font-size="11pt" fo:font-weight="normal" officeooo:rsid="0017ece1" style:font-size-asian="11pt" style:font-weight-asian="normal" style:font-size-complex="11pt" style:font-weight-complex="normal"/>
    </style:style>
    <style:style style:name="T4" style:family="text">
      <style:text-properties style:font-name="Times New Roman" fo:font-size="11pt" fo:font-weight="normal" officeooo:rsid="0020a32a" style:font-size-asian="11pt" style:font-weight-asian="normal" style:font-size-complex="11pt" style:font-weight-complex="normal"/>
    </style:style>
    <style:style style:name="T5" style:family="text">
      <style:text-properties style:font-name="Times New Roman" fo:font-size="11pt" fo:font-weight="normal" officeooo:rsid="0020a4c0" style:font-size-asian="11pt" style:font-weight-asian="normal" style:font-size-complex="11pt" style:font-weight-complex="normal"/>
    </style:style>
    <style:style style:name="T6" style:family="text">
      <style:text-properties style:font-name="Times New Roman" fo:font-size="11pt" fo:font-weight="normal" officeooo:rsid="001c0d30" style:font-size-asian="11pt" style:font-weight-asian="normal" style:font-size-complex="11pt" style:font-weight-complex="normal"/>
    </style:style>
    <style:style style:name="T7" style:family="text">
      <style:text-properties style:font-name="Times New Roman" fo:font-size="11pt" fo:font-weight="normal" officeooo:rsid="0023e848" style:font-size-asian="11pt" style:font-weight-asian="normal" style:font-size-complex="11pt" style:font-weight-complex="normal"/>
    </style:style>
    <style:style style:name="T8" style:family="text">
      <style:text-properties officeooo:rsid="00087af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officeooo:rsid="001ee373" style:font-size-asian="11pt" style:font-size-complex="11pt"/>
    </style:style>
    <style:style style:name="T12" style:family="text">
      <style:text-properties fo:font-size="11pt" officeooo:rsid="00047d66" style:font-size-asian="11pt" style:font-size-complex="11pt"/>
    </style:style>
    <style:style style:name="T13" style:family="text">
      <style:text-properties fo:font-size="11pt" officeooo:rsid="0019c901" style:font-size-asian="11pt" style:font-size-complex="11pt"/>
    </style:style>
    <style:style style:name="T14" style:family="text">
      <style:text-properties fo:font-size="11pt" officeooo:rsid="000a28e0" style:font-size-asian="11pt" style:font-size-complex="11pt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1ee373" style:font-size-asian="11pt" style:font-weight-asian="bold" style:font-size-complex="11pt" style:font-weight-complex="bold"/>
    </style:style>
    <style:style style:name="T17" style:family="text">
      <style:text-properties officeooo:rsid="0017ece1"/>
    </style:style>
    <style:style style:name="T18" style:family="text">
      <style:text-properties officeooo:rsid="001e0bc0"/>
    </style:style>
    <style:style style:name="T19" style:family="text">
      <style:text-properties officeooo:rsid="001ef9c2"/>
    </style:style>
    <style:style style:name="T20" style:family="text">
      <style:text-properties officeooo:rsid="0020a4c0"/>
    </style:style>
    <style:style style:name="T21" style:family="text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7ece1" style:font-size-asian="11pt" style:font-style-asian="normal" style:font-weight-asian="normal" style:font-size-complex="11pt" style:font-weight-complex="normal" style:text-emphasize="none"/>
    </style:style>
    <style:style style:name="T22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text-emphasiz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iên bản họp <text:span text:style-name="T20">nhóm giải pháp - C</text:span>ộng đồng OpenCPS</text:p>
      <text:p text:style-name="P1"/>
      <text:p text:style-name="P2"><text:span text:style-name="T9">1. Thời gian</text:span>: <text:span text:style-name="T17">14</text:span>h<text:span text:style-name="T17">0</text:span>0 ngày <text:span text:style-name="T17">28</text:span> tháng 03 năm 2016</text:p>
      <text:p text:style-name="P2"/>
      <text:p text:style-name="P2"><text:span text:style-name="T9">2. Địa điểm</text:span>: <text:s/>T<text:span text:style-name="T10">òa nhà VAPA, số 4, ngõ 2, đường Tôn Thất Thuyết, Hà Nội.</text:span></text:p>
      <text:p text:style-name="P3"/>
      <text:p text:style-name="P2"><text:span text:style-name="T15">3. Thành phần tham gia</text:span><text:span text:style-name="T10">:</text:span></text:p>
      <text:p text:style-name="P3"/>
      <text:p text:style-name="P2"><text:span text:style-name="T16">Công ty cổ phần phát triển nguồn mở và dịch vụ FDS</text:span><text:span text:style-name="T11">:</text:span></text:p>
      <text:p text:style-name="P12"/>
      <text:p text:style-name="P5">- <text:span text:style-name="T8">Ông: Lê Phú Cường - Phó giám đốc giải pháp</text:span></text:p>
      <text:p text:style-name="P14"><text:span text:style-name="T10">- </text:span><text:span text:style-name="T14">Ông: Vũ Minh Cương – Nhân viên giải pháp</text:span></text:p>
      <text:p text:style-name="P7"><text:s/></text:p>
      <text:p text:style-name="P2"><text:span text:style-name="T15">Công ty VidaGIS</text:span><text:span text:style-name="T10">:</text:span></text:p>
      <text:p text:style-name="P3"/>
      <text:p text:style-name="P2"><text:span text:style-name="T10">- </text:span><text:span text:style-name="T12">Ông: </text:span><text:span text:style-name="T13">Tạ Duy Mạnh</text:span></text:p>
      <text:p text:style-name="P15"><text:span text:style-name="T10">- Ông: Nguyễn Hồng Phương</text:span></text:p>
      <text:p text:style-name="P6"/>
      <text:p text:style-name="P2"><text:span text:style-name="T15">Công ty Bitsco</text:span><text:span text:style-name="T10">:</text:span></text:p>
      <text:p text:style-name="P3"/>
      <text:p text:style-name="P7">- Ông: Hứa Đức Lâm</text:p>
      <text:p text:style-name="P8"/>
      <text:p text:style-name="P9">4. Nội dung cuộc họp</text:p>
      <text:p text:style-name="P9"/>
      <text:p text:style-name="P10">Mục đích cuộc họp:</text:p>
      <text:p text:style-name="P10"/>
      <text:p text:style-name="P16"><text:span text:style-name="T2">- </text:span><text:span text:style-name="T3">Đưa ra danh sách chức năng </text:span><text:span text:style-name="T7">phần q</text:span><text:span text:style-name="T3">uản trị của OpenCPS;</text:span></text:p>
      <text:p text:style-name="P16"><text:span text:style-name="T3">- Thống nhất nhân sự các công việc:</text:span></text:p>
      <text:p text:style-name="P19"><text:span text:style-name="T1">+ Mô tả chi tiết màn hình chức năng 02 mô đun của OpenCPS:</text:span></text:p>
      <text:list xml:id="list7235936700330338182" text:style-name="L9">
        <text:list-item>
          <text:p text:style-name="P20"><text:span text:style-name="T1">Mô đun quản lý hồ sơ (dịch vụ công cấp 3);</text:span></text:p>
        </text:list-item>
        <text:list-item>
          <text:p text:style-name="P20"><text:span text:style-name="T1">Mô đun quản lý đăng kí tài khoản công dân, doanh nghiệp, tổ chức – accountmgt.</text:span></text:p>
        </text:list-item>
      </text:list>
      <text:p text:style-name="P19"><text:span text:style-name="T1">+ Hoàn thiện tài liệu và danh sách chức năng </text:span><text:span text:style-name="T7">phần</text:span><text:span text:style-name="T1"> quản trị của OpenCPS.</text:span></text:p>
      <text:p text:style-name="P19"><text:span text:style-name="T1"/></text:p>
      <text:p text:style-name="P37">Nội dung cuộc họp:</text:p>
      <text:p text:style-name="P18"><text:span text:style-name="T2">- </text:span><text:span text:style-name="T4">Ông Vũ Minh Cương đưa ra</text:span><text:span text:style-name="T3"> danh sách chức năng mô đun quản trị của OpenCPS </text:span><text:span text:style-name="T4">bao gồm:</text:span></text:p>
      <text:p text:style-name="P26"><text:span text:style-name="T1">+ </text:span><text:span text:style-name="T3">Cấu hình thủ tục hành chính;</text:span></text:p>
      <text:p text:style-name="P26"><text:span text:style-name="T1">+ </text:span><text:span text:style-name="T3">Cấu hình giao diện;</text:span></text:p>
      <text:p text:style-name="P26"><text:span text:style-name="T1">+ </text:span><text:span text:style-name="T3">Cấu hình cơ quan tổ chức;</text:span></text:p>
      <text:p text:style-name="P26"><text:span text:style-name="T1">+ </text:span><text:span text:style-name="T3">Cấu hình báo cáo;</text:span></text:p>
      <text:p text:style-name="P26"><text:span text:style-name="T1">+ </text:span><text:span text:style-name="T3">Cấu hình quyền, nhóm quyền;</text:span></text:p>
      <text:p text:style-name="P26"><text:span text:style-name="T1">+ </text:span><text:span text:style-name="T3">Cấu hình danh mục;</text:span></text:p>
      <text:p text:style-name="P26"><text:span text:style-name="T1">+ </text:span><text:span text:style-name="T3">Cấu hình đối tượng quản lý;</text:span></text:p>
      <text:p text:style-name="P26"><text:span text:style-name="T3">+ Cấu hình mặc định.</text:span></text:p>
      <text:p text:style-name="P34"><text:span text:style-name="T3">- </text:span><text:span text:style-name="T4">Các thành viên thảo luận về </text:span><text:span text:style-name="T5">chức năng con:</text:span><text:span text:style-name="T4"> “Cấu hình </text:span><text:span text:style-name="T5">chuyển dịch trạng thái” của chức năng “Cấu hình thủ tục hành chính”.</text:span></text:p>
      <text:p text:style-name="P34"><text:span text:style-name="T5">- Ông Lê Phú Cường giải thích chi tiết về chức năng con:</text:span><text:span text:style-name="T4"> “Cấu hình </text:span><text:span text:style-name="T5">chuyển dịch trạng thái”. Chức năng bao gồm:</text:span></text:p>
      <text:p text:style-name="P27"><text:span text:style-name="T6">+ </text:span><text:span text:style-name="T21">Định nghĩa các trạng thái hồ sơ</text:span><text:span text:style-name="T3">;</text:span></text:p>
      <text:p text:style-name="P27"><text:span text:style-name="T6">+ </text:span><text:span text:style-name="T21">Định nghĩa điều kiện chuyển dịch</text:span><text:span text:style-name="T3">;</text:span></text:p>
      <text:p text:style-name="P25">+ <text:span text:style-name="T22">Form xử lý</text:span>;</text:p>
      <text:p text:style-name="P25">+ <text:span text:style-name="T22">User xử lý</text:span>;</text:p>
      <text:p text:style-name="P27"><text:span text:style-name="T6">+ </text:span><text:span text:style-name="T21">Nhóm user xử lý:</text:span></text:p>
      <text:list xml:id="list162750722944780" text:continue-numbering="true" text:style-name="L9">
        <text:list-item>
          <text:p text:style-name="P28"><text:soft-page-break/>Tất cả các user trong nhóm đều được xử lý hồ sơ;</text:p>
        </text:list-item>
        <text:list-item>
          <text:p text:style-name="P28">Trưởng nhóm user phân công xử lý đến từng user.</text:p>
        </text:list-item>
      </text:list>
      <text:p text:style-name="P17"><text:span text:style-name="T3">- Thống nhất nhân sự các công việc:</text:span></text:p>
      <text:p text:style-name="P22"><text:span text:style-name="T1">+ Mô tả chi tiết màn hình chức năng 02 mô đun của OpenCPS:</text:span></text:p>
      <text:list xml:id="list162749586060582" text:continue-numbering="true" text:style-name="L9">
        <text:list-item>
          <text:p text:style-name="P21"><text:span text:style-name="T1">Mô đun quản lý hồ sơ (dịch vụ công cấp 3);</text:span></text:p>
        </text:list-item>
        <text:list-item>
          <text:p text:style-name="P21"><text:span text:style-name="T1">Mô đun quản lý đăng kí tài khoản công dân, doanh nghiệp, tổ chức – accountmgt.</text:span></text:p>
        </text:list-item>
      </text:list>
      <text:p text:style-name="P23">+ Hoàn thiện tài liệu và danh sách chức năng mô đun quản trị của OpenCPS.</text:p>
      <text:p text:style-name="P23"/>
      <text:p text:style-name="P33">Kết luận:</text:p>
      <text:p text:style-name="P33"/>
      <text:p text:style-name="P31">- <text:span text:style-name="T18">Cả nhóm cùng mô tả phần frontend trong thời gian một tuần bao gồm 02 mô đun của OpenCPS:</text:span></text:p>
      <text:p text:style-name="P31"/>
      <text:list xml:id="list162751105040458" text:continue-numbering="true" text:style-name="L9">
        <text:list-item>
          <text:p text:style-name="P24">Mô đun quản lý hồ sơ (dịch vụ công cấp 3);</text:p>
        </text:list-item>
        <text:list-item>
          <text:p text:style-name="P24">Mô đun quản lý đăng kí tài khoản công dân, doanh nghiệp, tổ chức – accountmgt.</text:p>
          <text:p text:style-name="P30"/>
          <text:p text:style-name="P30">- <text:span text:style-name="T19">Vũ Minh Cương sẽ mô tả chi tiết một số chức năng trong tài liệu. Nhóm sẽ đưa ra phân công chi tiết công việc.</text:span></text:p>
        </text:list-item>
      </text:list>
      <text:p text:style-name="P31"/>
      <text:p text:style-name="P31">- <text:span text:style-name="T19">Tạo group mail bao gồm: </text:span><text:a xlink:type="simple" xlink:href="mailto:phuongnh@vidagis.com" text:style-name="Internet_20_link" text:visited-style-name="Visited_20_Internet_20_Link"><text:span text:style-name="T19">phuongnh@vidagis.com</text:span></text:a><text:span text:style-name="T19">, </text:span><text:a xlink:type="simple" xlink:href="mailto:manhtd@vidagis.com" text:style-name="Internet_20_link" text:visited-style-name="Visited_20_Internet_20_Link"><text:span text:style-name="T19">manhtd@vidagis.com</text:span></text:a><text:span text:style-name="T19">, </text:span><text:a xlink:type="simple" xlink:href="mailto:hdl1702@gmail.com" text:style-name="Internet_20_link" text:visited-style-name="Visited_20_Internet_20_Link"><text:span text:style-name="T19">hdl1702@gmail.com</text:span></text:a><text:span text:style-name="T19">, </text:span><text:a xlink:type="simple" xlink:href="mailto:cuonglp@fds.vn" text:style-name="Internet_20_link" text:visited-style-name="Visited_20_Internet_20_Link"><text:span text:style-name="T19">cuonglp@fds.vn</text:span></text:a><text:span text:style-name="T19">, </text:span><text:a xlink:type="simple" xlink:href="mailto:cuongvm@fds.vn" text:style-name="Internet_20_link" text:visited-style-name="Visited_20_Internet_20_Link"><text:span text:style-name="T19">cuongvm@fds.vn</text:span></text:a><text:span text:style-name="T19"> để trao đổi thông tin công việc.</text:span></text:p>
      <text:p text:style-name="P31"/>
      <text:p text:style-name="P32">- <text:span text:style-name="T19">Họp hàng tuần vào thứ 4 từ 15h00 đến 18h00 (bắt đầu từ ngày 06/04/2016) tại Tòa nhà VAPA, số 4, ngõ 2, đường Tôn Thất Thuyết, Hà Nội.</text:span></text:p>
      <text:p text:style-name="P29"/>
      <text:p text:style-name="P35"/>
      <text:p text:style-name="P36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53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6:58:36.378770296</meta:creation-date>
    <dc:date>2016-03-28T16:27:48.937748165</dc:date>
    <meta:editing-duration>PT7H12M26S</meta:editing-duration>
    <meta:editing-cycles>24</meta:editing-cycles>
    <meta:generator>LibreOffice/5.0.5.2$Linux_X86_64 LibreOffice_project/00$Build-2</meta:generator>
    <meta:document-statistic meta:table-count="0" meta:image-count="0" meta:object-count="0" meta:page-count="2" meta:paragraph-count="53" meta:word-count="542" meta:character-count="2441" meta:non-whitespace-character-count="1954"/>
  </office:meta>
</office:document-meta>
</file>